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IN1" svg:font-family="DIN"/>
    <style:font-face style:name="DINMedium1" svg:font-family="DINMedium"/>
    <style:font-face style:name="DIN" svg:font-family="DIN" style:font-pitch="variable"/>
    <style:font-face style:name="DINMedium" svg:font-family="DINMedium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eddde"/>
    </style:style>
    <style:style style:name="gr2" style:family="graphic" style:parent-style-name="standard">
      <style:graphic-properties draw:stroke="solid" svg:stroke-width="0.035cm" svg:stroke-color="#231f20" draw:stroke-linejoin="miter" svg:stroke-linecap="butt" draw:fill="solid" draw:fill-color="#ffffff" fo:padding-top="0.017cm" fo:padding-bottom="0.017cm" fo:padding-left="0.017cm" fo:padding-right="0.017cm"/>
    </style:style>
    <style:style style:name="gr3" style:family="graphic" style:parent-style-name="standard">
      <style:graphic-properties draw:stroke="none" draw:fill="solid" draw:fill-color="#231f20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893cm" fo:min-width="17.579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33cm" fo:min-width="6.75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893cm" fo:min-width="2.542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893cm" fo:min-width="5.082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576cm" fo:min-width="10.492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576cm" fo:min-width="6.89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1.576cm" fo:min-width="6.962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1.576cm" fo:min-width="4.93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1.576cm" fo:min-width="7.834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1.576cm" fo:min-width="10.255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1.576cm" fo:min-width="4.231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1.576cm" fo:min-width="6.5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576cm" fo:min-width="10.573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1.576cm" fo:min-width="3.914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1.576cm" fo:min-width="9.154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1.576cm" fo:min-width="4.853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1.576cm" fo:min-width="2.741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1.576cm" fo:min-width="11.428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1.576cm" fo:min-width="11.347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fill-color="#ffffff" fo:min-height="7.876cm"/>
    </style:style>
    <style:style style:name="gr24" style:family="graphic" style:parent-style-name="standard">
      <style:graphic-properties draw:stroke="none" draw:fill="none" draw:fill-color="#ffffff" fo:min-height="14.176cm"/>
    </style:style>
    <style:style style:name="gr25" style:family="graphic" style:parent-style-name="standard">
      <style:graphic-properties draw:stroke="none" draw:fill="none" draw:fill-color="#ffffff" fo:min-height="6.6cm"/>
    </style:style>
    <style:style style:name="gr26" style:family="graphic" style:parent-style-name="standard">
      <style:graphic-properties draw:stroke="none" draw:fill="none" draw:fill-color="#ffffff" fo:min-height="9.451cm"/>
    </style:style>
    <style:style style:name="gr27" style:family="graphic" style:parent-style-name="standard">
      <style:graphic-properties draw:stroke="none" draw:fill="none" draw:fill-color="#ffffff" fo:min-height="17.326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12.276cm" fo:min-width="11.3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12.276cm" fo:min-width="17.7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13.465cm" fo:min-width="15.393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7.6cm" fo:min-width="16.389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style:text-properties fo:font-size="48pt" style:font-size-asian="48pt" style:font-size-complex="48pt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paragraph-properties fo:text-align="start" style:writing-mode="lr-tb"/>
      <style:text-properties fo:font-size="36pt" style:font-size-asian="36pt" style:font-size-complex="36pt"/>
    </style:style>
    <style:style style:name="P6" style:family="paragraph">
      <style:paragraph-properties fo:text-align="start" style:writing-mode="lr-tb"/>
      <style:text-properties fo:font-size="40pt" style:font-size-asian="40pt" style:font-size-complex="40pt"/>
    </style:style>
    <style:style style:name="P7" style:family="paragraph">
      <style:paragraph-properties fo:text-align="start" style:writing-mode="lr-tb"/>
      <style:text-properties fo:font-size="32pt" style:font-size-asian="32pt" style:font-size-complex="32pt"/>
    </style:style>
    <style:style style:name="T1" style:family="text">
      <style:text-properties fo:color="#231f20" style:font-name="DIN1" fo:font-size="48pt" fo:font-weight="bold" style:font-size-asian="48pt" style:font-name-complex="DIN1" style:font-size-complex="48pt" style:font-weight-complex="bold"/>
    </style:style>
    <style:style style:name="T2" style:family="text">
      <style:text-properties fo:color="#231f20" style:font-name="DIN1" fo:font-size="18pt" fo:font-weight="bold" style:font-size-asian="18pt" style:font-name-complex="DIN1" style:font-size-complex="18pt" style:font-weight-complex="bold"/>
    </style:style>
    <style:style style:name="T3" style:family="text">
      <style:text-properties fo:color="#231f20" style:font-name="DINMedium1" fo:font-size="40pt" style:font-size-asian="40pt" style:font-name-complex="DINMedium1" style:font-size-complex="40pt"/>
    </style:style>
    <style:style style:name="T4" style:family="text">
      <style:text-properties fo:color="#231f20" style:font-name="DINMedium1" fo:font-size="36pt" style:font-size-asian="36pt" style:font-name-complex="DINMedium1" style:font-size-complex="36pt"/>
    </style:style>
    <style:style style:name="T5" style:family="text">
      <style:text-properties fo:color="#231f20" style:font-name="DINMedium1" fo:font-size="32pt" style:font-size-asian="32pt" style:font-name-complex="DINMedium1" style:font-size-complex="32pt"/>
    </style:style>
    <style:style style:name="T6" style:family="text">
      <style:text-properties fo:color="#231f20" style:font-name="DINMedium1" fo:font-size="34pt" style:font-size-asian="34pt" style:font-name-complex="DINMedium1" style:font-size-complex="3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layer="layout" svg:width="83.999cm" svg:height="59.399cm" svg:x="0cm" svg:y="0cm" svg:viewBox="0 0 84000 59400" draw:points="0,59400 84000,59400 84000,0 0,0">
          <text:p/>
        </draw:polygon>
        <draw:polygon draw:style-name="gr2" draw:layer="layout" svg:width="16cm" svg:height="14.921cm" svg:x="0.999cm" svg:y="2.699cm" svg:viewBox="0 0 16001 14922" draw:points="16001,14922 0,14922 0,0 16001,0">
          <text:p/>
        </draw:polygon>
        <draw:polygon draw:style-name="gr2" draw:layer="layout" svg:width="15.999cm" svg:height="14.921cm" svg:x="17.55cm" svg:y="2.699cm" svg:viewBox="0 0 16000 14922" draw:points="16000,14922 0,14922 0,0 16000,0">
          <text:p/>
        </draw:polygon>
        <draw:polygon draw:style-name="gr2" draw:layer="layout" svg:width="16cm" svg:height="11.797cm" svg:x="0.999cm" svg:y="18.176cm" svg:viewBox="0 0 16001 11798" draw:points="16001,11798 0,11798 0,0 16001,0">
          <text:p/>
        </draw:polygon>
        <draw:polygon draw:style-name="gr2" draw:layer="layout" svg:width="16cm" svg:height="26.185cm" svg:x="0.999cm" svg:y="30.514cm" svg:viewBox="0 0 16001 26186" draw:points="16001,26186 0,26186 0,0 16001,0">
          <text:p/>
        </draw:polygon>
        <draw:polygon draw:style-name="gr2" draw:layer="layout" svg:width="15.999cm" svg:height="38.529cm" svg:x="17.55cm" svg:y="18.176cm" svg:viewBox="0 0 16000 38530" draw:points="16000,38530 0,38530 0,0 16000,0">
          <text:p/>
        </draw:polygon>
        <draw:polygon draw:style-name="gr2" draw:layer="layout" svg:width="15.899cm" svg:height="19.31cm" svg:x="34.1cm" svg:y="2.699cm" svg:viewBox="0 0 15900 19311" draw:points="15900,19311 0,19311 0,0 15900,0">
          <text:p/>
        </draw:polygon>
        <draw:polygon draw:style-name="gr2" draw:layer="layout" svg:width="15.999cm" svg:height="19.31cm" svg:x="50.55cm" svg:y="2.699cm" svg:viewBox="0 0 16000 19311" draw:points="16000,19311 0,19311 0,0 16000,0">
          <text:p/>
        </draw:polygon>
        <draw:polygon draw:style-name="gr2" draw:layer="layout" svg:width="15.899cm" svg:height="23.913cm" svg:x="34.1cm" svg:y="22.577cm" svg:viewBox="0 0 15900 23914" draw:points="15900,23914 0,23914 0,0 15900,0">
          <text:p/>
        </draw:polygon>
        <draw:polygon draw:style-name="gr2" draw:layer="layout" svg:width="32.449cm" svg:height="9.654cm" svg:x="34.1cm" svg:y="47.045cm" svg:viewBox="0 0 32450 9655" draw:points="32450,9655 0,9655 0,0 32450,0">
          <text:p/>
        </draw:polygon>
        <draw:polygon draw:style-name="gr2" draw:layer="layout" svg:width="15.999cm" svg:height="23.913cm" svg:x="50.55cm" svg:y="22.577cm" svg:viewBox="0 0 16000 23914" draw:points="16000,23914 0,23914 0,0 16000,0">
          <text:p/>
        </draw:polygon>
        <draw:polygon draw:style-name="gr2" draw:layer="layout" svg:width="15.899cm" svg:height="19.331cm" svg:x="67.101cm" svg:y="2.699cm" svg:viewBox="0 0 15900 19332" draw:points="15900,19332 0,19332 0,0 15900,0">
          <text:p/>
        </draw:polygon>
        <draw:polygon draw:style-name="gr2" draw:layer="layout" svg:width="15.899cm" svg:height="21.409cm" svg:x="67.101cm" svg:y="22.581cm" svg:viewBox="0 0 15900 21410" draw:points="15900,21410 0,21410 0,0 15900,0">
          <text:p/>
        </draw:polygon>
        <draw:polygon draw:style-name="gr2" draw:layer="layout" svg:width="15.899cm" svg:height="12.158cm" svg:x="67.101cm" svg:y="44.541cm" svg:viewBox="0 0 15900 12159" draw:points="15900,12159 0,12159 0,0 15900,0">
          <text:p/>
        </draw:polygon>
        <draw:path draw:style-name="gr3" draw:layer="layout" svg:width="4.605cm" svg:height="2.481cm" svg:x="1.161cm" svg:y="3.221cm" svg:viewBox="0 0 4606 2482" svg:d="M840 1009c0 379 368 709 909 881-52 5-105 9-158 11-183 187-452 399-723 398 141-89 230-268 285-420-662-90-1153-430-1153-836 0-475 671-861 1500-861 29 0 57 2 85 3-451 182-745 483-745 824zM2955 2014c-215 220-529 469-847 468 165-105 270-315 333-493-774-105-1352-504-1352-980 0-558 788-1009 1759-1009s1758 451 1758 1009c0 536-730 974-1651 1005z">
          <text:p/>
        </draw:path>
        <draw:path draw:style-name="gr3" draw:layer="layout" svg:width="1.899cm" svg:height="2.206cm" svg:x="50.938cm" svg:y="23.058cm" svg:viewBox="0 0 1900 2207" svg:d="M1592 1226v148c0 72-53 160-123 206v107c36-17 73-30 111-39v35c-85 43-170 87-255 131v-35c34-29 70-53 106-73v-107c-70 28-125-5-125-77v-149l83-42c-7 39-22 111-22 111l85-26-3 141 58-176-59-7 41-95zM612 716l743-384 332 167-738 400zM135 610l228 124v224l169 78v-210l350 190v1010l-747-405zM1857 434c25 10 43 34 43 63v1164c0 23-13 46-35 59l-878 476h-1v1h-1-1v1h-1l-1 1h-1l-1 1h-1l-1 1h-1v1h-1-1-1v1h-1-1l-1 1h-1-1l-1 1h-1-1-1v1h-1-1-1-1-1-1l-1 1h-1-1-1-1-1-1-1-2-1-1-1-1-1-1-1-1l-1-1h-1-1-1-1-1-1v-1h-1-1-1l-1-1h-1-1-1v-1h-1-1v-1h-1-1-1v-1h-1l-1-1h-1-1v-1h-1-1v-1h-1l-1-1h-1v-1h-1l-877-476c-22-13-35-36-35-59v-1164c0-29 18-53 43-63l906-428c18-8 40-9 59 1zM1216 1918l496-269c14-21 22-44 22-65v-453c0-42-35-59-78-38l-404 208c-42 21-77 74-77 117v453c0 29 17 47 41 47zM216 501l217 118 735-380-191-96z">
          <text:p/>
        </draw:path>
        <draw:path draw:style-name="gr3" draw:layer="layout" svg:width="1.9cm" svg:height="2.206cm" svg:x="53.187cm" svg:y="23.058cm" svg:viewBox="0 0 1901 2207" svg:d="M1593 1226v148c0 72-54 160-124 206v107c37-17 74-30 111-39v35c-85 43-170 87-255 131v-35c35-29 71-53 107-73v-107c-71 28-126-5-126-77v-149l84-42c-8 39-22 111-22 111l85-26-3 141 58-176-60-7 42-95zM612 716l744-384 332 167-737 400zM135 610l228 124v224l169 78v-210l350 190v1010l-747-405zM1858 434c25 10 43 34 43 63v1164h-1c0 23-12 46-35 59l-877 476-1 1h-1v1h-1l-1 1h-1-1v1h-1l-1 1h-1l-1 1h-1-1v1h-1-1l-1 1h-1-1-1v1h-1-1-1l-1 1h-1-1-1-1-1-1v1h-1-1-1-1-1-1-1-1-1-1-1-1-1-1-1-1-1-1l-1-1h-1-1-1-1-1l-2-1h-1-1-1v-1h-1-1-1l-1-1h-1-1v-1h-1-1l-1-1h-1l-1-1h-1l-1-1h-1l-1-1h-1v-1h-1l-1-1-877-476c-23-13-35-36-35-59h-1v-1164c0-29 18-53 43-63l908-428c18-8 39-9 59 1zM1218 1918l495-269c13-21 22-44 22-65v-453c0-42-35-59-78-38l-403 208c-43 21-78 74-78 117v453c0 29 17 47 42 47zM217 501l216 118 737-380-191-96z">
          <text:p/>
        </draw:path>
        <draw:path draw:style-name="gr3" draw:layer="layout" svg:width="1.899cm" svg:height="2.206cm" svg:x="55.437cm" svg:y="23.058cm" svg:viewBox="0 0 1900 2207" svg:d="M1593 1226v148c0 72-54 160-124 206v107c36-17 73-30 111-39v35c-85 43-170 87-255 131v-35c35-29 70-53 106-73v-107c-70 28-125-5-125-77v-149l83-42c-7 39-22 111-22 111l86-26-4 141 58-176-59-7 41-95zM613 716l742-384 332 167-736 400zM135 610l228 124v224l169 78v-210l351 190v1010l-748-405zM1857 434c25 10 43 34 43 63v1164c0 23-13 46-35 59l-877 476h-1v1h-1l-1 1h-1v1h-1-1l-1 1h-1l-1 1h-1v1h-1-1-1v1h-1-1v1h-1-1-1l-1 1h-1-1-1v1h-1-1-1-1-1-1l-1 1h-1-1-1-1-1-1-1-1-2-1-1-1-1-1-1-1l-1-1h-1-1-1-1-1-1v-1h-1-1-1l-1-1h-1-1l-1-1h-1-1v-1h-1-1-1v-1h-1l-1-1h-1l-1-1h-1-1v-1h-1l-1-1h-1v-1h-1l-878-476c-22-13-35-36-35-59v-1164c0-29 18-53 43-63l907-428c18-8 40-9 59 1zM1217 1918l495-269c14-21 22-44 22-65v-453c0-42-35-59-77-38l-404 208c-42 21-77 74-77 117v453c0 29 17 47 41 47zM217 501l216 118 736-380-191-96z">
          <text:p/>
        </draw:path>
        <draw:path draw:style-name="gr3" draw:layer="layout" svg:width="4.745cm" svg:height="2.976cm" svg:x="34.455cm" svg:y="3.804cm" svg:viewBox="0 0 4746 2977" svg:d="M4671 310h-157v-129h157zM4671 468h-157v-128h157zM4671 627h-157v-128h157zM4671 786h-157v-129h157zM4671 945h-157v-128h157zM4671 1103h-157v-128h157zM4671 1262h-157v-128h157zM4671 1421h-157v-129h157zM4458 310h-158v-129h158zM4458 468h-158v-128h158zM4458 627h-158v-128h158zM4458 786h-158v-129h158zM4458 945h-158v-128h158zM4458 1103h-158v-128h158zM4458 1262h-158v-128h158zM4458 1421h-158v-129h158zM4238 310h-158v-129h158zM4238 468h-158v-128h158zM4238 627h-158v-128h158zM4238 786h-158v-129h158zM4238 945h-158v-128h158zM4238 1103h-158v-128h158zM4238 1262h-158v-128h158zM4238 1421h-158v-129h158zM4238 1714h-158v-255h158zM4025 310h-158v-129h158zM4025 468h-158v-128h158zM4025 627h-158v-128h158zM4025 786h-158v-129h158zM4025 945h-158v-128h158zM4025 1103h-158v-128h158zM4025 1262h-158v-128h158zM4025 1421h-158v-129h158zM4734 1714v-1612h-269v-102h-382v102h-278v1612h-16v43h957v-43zM977 1166c-66 260-127 350-232 553l-39-339c-1-8 2-14 5-21l41-75c2-5 3-10 0-14-2-5-7-7-12-7h-121c-5 0-9 2-12 7-2 4-2 9 1 14l40 75c4 7 6 13 5 21l-39 346c-107-208-169-297-236-560-214 47-378 148-378 303v228c0 62 51 113 113 113h1131c61 0 112-51 112-113v-228c0-155-164-256-379-303zM366 474c17-69-6-131 32-184 64-87 163 0 280 0 116 0 216-87 279 0 38 53 16 115 33 184l21 86c0 220-169 454-333 454s-333-234-333-454zM678 1035c166 0 358-224 358-503 0-277 48-501-358-501s-359 224-359 501c0 279 192 503 359 503zM2939 1955c-105 413-202 556-368 877l-61-537c-2-12 2-23 8-34l64-119c4-7 4-15 0-22-4-8-10-12-19-12h-191c-9 0-16 4-19 12-5 7-4 15 0 22l64 119c6 11 10 22 8 34l-62 548c-169-329-268-471-374-888-339 75-599 235-599 481v362c0 99 80 179 178 179h1793c98 0 178-80 178-179v-362c0-246-261-406-600-481zM1969 859c27-109-9-209 52-293 101-139 259 0 443 0 185 0 343-139 443 0 62 84 25 184 52 293l34 136c0 348-269 720-529 720s-528-372-528-720zM2464 1748c264 0 569-357 569-796 0-441 76-797-569-797-644 0-569 356-569 797 0 439 305 796 569 796z">
          <text:p/>
        </draw:path>
        <draw:path draw:style-name="gr3" draw:layer="layout" svg:width="3.403cm" svg:height="3.472cm" svg:x="68.043cm" svg:y="3.02cm" svg:viewBox="0 0 3404 3473" svg:d="M2690 771c85 30 194 47 313 47 120 0 229-17 313-47 32-12 61-25 86-42l1 2600c0 79-179 143-400 143-220 0-399-64-399-143l1-2600c25 17 54 30 85 42zM2509 1953c0-434-342-788-771-806 0-113 0-418 0-418 24 17 53 30 85 42 85 30 193 47 313 47s229-17 313-47c32-12 61-25 85-41l2 2599c0 79-179 144-400 144s-400-65-400-144c0 0 1-375 1-570 429-18 772-372 772-806zM1652 1867l49-538 51 538c30 18 51 48 51 85 0 4-2 7-2 11l249 192-294-120c-15 10-33 17-55 17-55 0-100-44-100-100 0-37 21-67 51-85zM1701 2618c368 0 666-298 666-665s-298-665-666-665c-366 0-664 298-664 665s298 665 664 665zM961 1953c0-409 331-741 740-741 410 0 742 332 742 741s-332 741-742 741c-409 0-740-332-740-741zM955 771c84 30 193 47 313 47 119 0 229-17 313-47 32-12 61-25 85-41v417c-428 18-771 372-771 806s343 788 772 806l1 570c0 79-180 144-400 144-221 0-400-65-400-144l2-2600c24 17 53 30 85 42zM88 771c84 30 193 47 313 47 119 0 228-17 313-47 31-12 61-25 85-42l2 2600c0 79-180 143-400 143-221 0-400-64-400-143l1-2600c25 17 54 30 86 42zM401 771c-221 0-401-65-401-145 0-69 136-127 317-141 26-8 164-3 160 0 185 12 324 71 324 141 0 80-179 145-400 145zM1229 632c12 5 28 9 48 8 20 0 35-4 46-9 11-4 20-10 20-10l12-9v-15c0 0 2-42-4-112 182 14 318 72 318 141 0 80-180 145-401 145s-401-65-401-145c0-70 140-129 324-141 7 68 5 110 5 110l-1 17 14 10c0 0 9 6 20 10zM2164 613c-10 3-23 7-38 7-16 0-29-5-39-9-9-4-15-9-15-9 3-17 4-38 2-61 0-3-1-6-1-9 0-1 0-2 0-3-6-68-28-154-63-227-51-103-136-188-340-194-98-2-162 26-211 69-48 44-80 105-101 169-42 129-34 264-34 264 0 0-27 13-55 13-31 0-55-14-55-14 0 0-6-143 44-297 25-77 65-156 132-216 64-57 150-94 260-96 7 0 15 0 22 0 234 6 367 120 432 253 6 13 12 26 18 39 0-1 1-2 1-3 28 86 55 201 57 316v1c0 0-6 4-16 7zM2136 771c-221 0-401-65-401-145 0-69 137-127 318-141-6 70-4 112-4 112v15l12 9c0 0 9 6 20 10 11 5 26 9 46 9 20 1 36-3 48-8 11-4 20-10 20-10l14-10-1-17c0 0-2-42 5-110 184 12 324 71 324 141 0 80-180 145-401 145zM3003 771c-221 0-400-65-400-145 0-70 139-129 324-141 0 12 163 0 160 0 181 14 317 72 317 141 0 80-179 145-401 145z">
          <text:p/>
        </draw:path>
        <draw:path draw:style-name="gr3" draw:layer="layout" svg:width="4.318cm" svg:height="3.445cm" svg:x="1.263cm" svg:y="18.642cm" svg:viewBox="0 0 4319 3446" svg:d="M2300 3081c-207 97-439 151-684 151-242 0-473-53-679-149-44 75-213 224-281 292-94 94-248 94-342 0s-94-248 0-343l217-217c-326-296-531-723-531-1198 0-893 723-1617 1616-1617 559 0 1072 287 1367 754l-280 128c-243-359-648-576-1087-576-725 0-1312 587-1312 1311s587 1311 1312 1311 1312-587 1312-1311c0-118-16-233-45-342l280-128c45 149 69 306 69 470 0 473-203 900-529 1195l221 220c94 95 94 249 0 343s-249 94-343 0c-68-68-239-219-281-294zM3315 706l134-202c4-6 10-11 17-14l596-274c16-7 35-3 47 11 11 13 12 33 2 48l-192 288 367 63c17 3 30 16 33 34 2 18-7 34-23 41l-606 278c-7 3-15 4-23 2l-268-47-852 390 89 196c-316 35-632 71-948 106-18 2-34-7-41-23s-4-34 9-46c220-203 440-407 660-611 10-9 22-12 35-10 13 3 23 11 28 23l67 145zM1616 861c-417 0-756 338-756 756 0 417 339 755 756 755 408 0 740-323 755-726l-338 37c-32 202-207 355-417 355-232 0-421-188-421-421s189-422 421-422c82 0 158 23 223 63l250-231c-130-104-294-166-473-166z">
          <text:p/>
        </draw:path>
        <draw:path draw:style-name="gr3" draw:layer="layout" svg:width="3.601cm" svg:height="2.971cm" svg:x="67.773cm" svg:y="44.763cm" svg:viewBox="0 0 3602 2972" svg:d="M631 1859c-33 31-81 50-144 58v-387c69 14 118 35 148 63s45 71 45 130c0 60-16 106-49 136zM381 1357c-77-18-129-42-157-73-27-30-41-73-41-129 0-55 19-99 57-131 38-31 85-49 141-54zM590 1396c-13-3-28-7-46-11-17-5-37-9-57-14v-402c60 5 115 19 167 41s100 49 143 78h15v-184c-39-17-89-32-149-47-61-13-120-21-176-23v-252h-106v254c-112 10-202 48-271 113-69 66-104 143-104 231 0 75 20 139 61 191 40 52 106 90 200 116 15 5 34 10 57 15 22 5 41 10 57 14v403c-73-6-139-21-201-44s-117-53-166-90h-14v189c50 25 109 44 178 59 68 15 135 23 203 24v333h106v-338c106-13 194-52 264-118 70-65 105-144 105-235 0-84-23-150-69-199-47-49-112-84-197-104zM3377 1859c-33 31-81 50-144 58v-387c69 14 118 35 148 63s45 71 45 130c0 60-17 106-49 136zM3126 1357c-76-18-128-42-156-73-28-30-42-73-42-129 0-55 19-99 57-131 38-31 85-49 141-54zM3533 1500c-47-49-112-84-197-104-13-3-28-7-46-11-18-5-37-9-57-14v-402c59 5 115 19 167 41s100 49 143 78h14v-184c-38-17-88-32-149-47-60-13-119-21-175-23v-252h-107v254c-111 10-201 48-270 113-69 66-104 143-104 231 0 75 20 139 60 191s107 90 200 116c16 5 35 10 57 15 23 5 42 10 57 14v403c-72-6-139-21-200-44-62-23-117-53-166-90h-14v189c50 25 109 44 177 59s136 23 203 24v333h107v-338c106-13 194-52 264-118 70-65 105-144 105-235 0-84-23-150-69-199zM2123 2100c-53 50-132 82-237 94v-637c114 24 195 59 244 105s74 117 74 213c0 99-27 174-81 225zM1711 1273c-125-30-211-70-256-119-46-50-69-120-69-211 0-92 31-164 94-216 62-51 139-81 231-89zM2057 1338c-22-5-47-11-76-19-30-8-61-15-95-22v-661c98 8 190 31 276 68 85 36 164 79 235 128h23v-303c-63-28-145-53-245-76-99-23-196-36-289-39v-414h-175v417c-183 17-331 80-444 187-114 107-171 234-171 379 0 124 33 228 99 314 66 85 176 148 329 190 26 8 57 16 94 25s68 16 93 22v663c-118-10-228-34-329-72-102-38-193-87-273-147h-23v310c82 40 180 73 292 98 112 24 223 37 333 38v548h175v-556c175-21 320-86 435-194 115-107 174-237 174-387 0-137-38-246-116-327-76-80-183-137-322-170z">
          <text:p/>
        </draw:path>
        <draw:path draw:style-name="gr3" draw:layer="layout" svg:width="3.192cm" svg:height="3.066cm" svg:x="1.303cm" svg:y="30.852cm" svg:viewBox="0 0 3193 3067" svg:d="M0 3067h3193v-87h-3193zM948 1809h-690v1168h690zM470 1219l1680-1022 88 126 151-323-355 32 80 114-1677 1020zM1869 1045h-689v1932h689zM2175 2977h689v-2366h-689z">
          <text:p/>
        </draw:path>
        <draw:path draw:style-name="gr3" draw:layer="layout" svg:width="4.467cm" svg:height="2.671cm" svg:x="34.578cm" svg:y="22.975cm" svg:viewBox="0 0 4468 2672" svg:d="M331 402c16-62-5-119 30-167 57-79 148 0 253 0 106 0 196-79 254 0 35 48 14 105 29 167l20 78c0 199-154 411-303 411-148 0-302-212-302-411zM614 910c151 0 326-204 326-455s43-455-326-455c-368 0-325 204-325 455s174 455 325 455zM886 1029c-60 236-116 317-211 501l-119 6c-96-188-153-269-213-507-194 43-343 134-343 275v207c0 56 46 102 102 102h1025c56 0 102-46 102-102v-207c0-141-149-232-343-275zM4125 1029c-60 236-116 317-211 501l-118 6c-97-188-153-269-214-507-194 43-344 134-344 275v207c0 56 46 102 102 102h1026c56 0 102-46 102-102v-207c0-141-149-232-343-275zM3571 402c15-62-6-119 29-167 58-79 148 0 254 0 105 0 195-79 253 0 35 48 14 105 30 167l19 78c0 199-154 411-302 411-149 0-303-212-303-411zM3854 910c150 0 325-204 325-455s43-455-325-455c-369 0-326 204-326 455s175 455 326 455zM2665 1745c-96 374-184 504-335 796l-188 10c-154-300-243-428-339-806-308 68-544 213-544 436v330c0 89 73 161 162 161h1626c89 0 161-72 161-161v-330c0-223-236-369-543-436zM1785 750c24-99-9-188 47-264 91-126 234-1 402-1 167 0 311-125 402 1 55 76 22 165 47 264l30 124c0 315-243 653-479 653s-480-338-480-653zM2234 1556c239 0 516-323 516-721 0-399 68-722-516-722-585 0-516 323-516 722 0 398 277 721 516 721z">
          <text:p/>
        </draw:path>
        <draw:path draw:style-name="gr3" draw:layer="layout" svg:width="3.9cm" svg:height="3.551cm" svg:x="17.687cm" svg:y="3.062cm" svg:viewBox="0 0 3901 3552" svg:d="M774 1408v1357l1003 544v-1357c-583-316-353-191-1003-544zM2142 1898l364 80 1004-588-416-28zM884 1262l983 534 989-537-995-488 143-74 1080 474c7 3 14 6 20 11l713 47v1c29 2 56 17 72 44 25 43 11 98-32 124l-715 417v1003c0 32-17 63-47 80l-1178 639v1h-1l-1 1h-1l-1 1-1 1h-1-1v1h-1l-1 1-2 1h-1l-1 1h-1-1v1h-1-1-1v1h-1-1l-1 1h-1-1l-1 1h-1-1-1l-1 1h-1-1-1l-1 1h-1-1-1-1-1-1v1h-1-1-1-1-1-1-1-1-1-1-2-1-1-1-1-1-1-1-1-1-1-1l-1-1h-1-1-1-1-1l-1-1h-1-1-1l-1-1h-1-1-1l-1-1h-1-1l-1-1h-1-1v-1h-1-1-1l-1-1h-1l-1-1h-1l-2-1-1-1h-1l-1-1h-1l-1-1-1-1h-1l-1-1h-1l-1-1-1177-639c-30-17-47-48-47-80v-1562c0-8 1-16 3-24l-569-561c-35-35-36-92-1-128 9-8 19-15 30-20l1234-516c35-15 74-6 99 19l507 518-218 112-374-459-1053 441 481 474 1155-566 125 149z">
          <text:p/>
        </draw:path>
        <draw:path draw:style-name="gr3" draw:layer="layout" svg:width="2.376cm" svg:height="2.376cm" svg:x="34.411cm" svg:y="47.452cm" svg:viewBox="0 0 2377 2377" svg:d="M1908 640l-1233 1293c146 102 323 161 514 161 499 0 905-406 905-906 0-206-70-396-186-548zM284 1188c0 207 70 398 186 550l1233-1293c-146-102-323-161-514-161-499 0-905 406-905 904zM1189 2377c-655 0-1189-532-1189-1189 0-655 534-1188 1189-1188s1188 533 1188 1188c0 657-533 1189-1188 1189z">
          <text:p/>
        </draw:path>
        <draw:path draw:style-name="gr3" draw:layer="layout" svg:width="4.934cm" svg:height="2.33cm" svg:x="50.876cm" svg:y="3.37cm" svg:viewBox="0 0 4935 2331" svg:d="M4070 877c-147 0-283 33-397 91-148-141-459-295-698-337-69-249-346-475-693-475-357 0-639 261-698 520-103-25-226-65-340-65-588 0-1050 363-1050 811 0 201 108 359 266 501 195 174 473 259 796 259h1510c599 0 1039-52 1278-292 287 35 671-208 671-513s-246-500-645-500zM4147 1983c-262 274-686 348-1340 348h-1648c-354 0-670-126-883-326-172-162-276-371-276-601 0-512 518-927 1159-927 125 0 245 16 358 46 64-296 387-523 775-523 380 0 696 215 771 501 261 47 488 164 650 325 124-65 273-104 434-104 435 0 788 283 788 631s-475 670-788 630z">
          <text:p/>
        </draw:path>
        <draw:path draw:style-name="gr3" draw:layer="layout" svg:width="6.117cm" svg:height="0.802cm" svg:x="68.198cm" svg:y="23.367cm" svg:viewBox="0 0 6118 803" svg:d="M6118 408l-850-384v289h-983v189h983v301zM3541 0c-209 0-378 170-378 380 0 208 169 378 378 378 208 0 378-170 378-378 0-210-170-380-378-380zM2036 313h-982v189h982v301l852-395-852-384zM378 0c-209 0-378 170-378 380 0 208 169 378 378 378 208 0 378-170 378-378 0-210-170-380-378-380z">
          <text:p/>
        </draw:path>
        <draw:path draw:style-name="gr3" draw:layer="layout" svg:width="2.545cm" svg:height="2.662cm" svg:x="18.042cm" svg:y="18.472cm" svg:viewBox="0 0 2546 2663" svg:d="M905 1602c10-23 55-123 57-139 4-26-7-36-33-33-15 1-116 47-138 57 16 22 34 42 53 61 20 20 40 38 61 54zM220 2393l643-643c-88-56-164-132-220-220l-643 643c56 88 132 164 220 220zM346 976h532v145h-532zM346 704h1233v145h-1233zM346 432h1233v145h-1233zM1866 0v1946c0 22-7 41-22 57l-227 238c-18 20-43 29-70 29h-1078l121-122c306 1 589 1 930 1 1 0 6 0 7-1 0-1 1-5 1-7v-136c0-53 31-85 85-85h125c1 0 6 0 7-1 0-1 0-3 0-3v-1795h-1551v1733l-122 121v-1975zM1937 307l598 164 11 3-599 2189-1179-323h460l634 174 535-1955-460-126z">
          <text:p/>
        </draw:path>
        <draw:frame draw:style-name="gr4" draw:text-style-name="P2" draw:layer="layout" svg:width="17.579cm" svg:height="1.893cm" svg:x="66.375cm" svg:y="57.141cm">
          <draw:text-box>
            <text:p text:style-name="P1"><text:span text:style-name="T1">Project Model Canvas</text:span></text:p>
          </draw:text-box>
        </draw:frame>
        <draw:frame draw:style-name="gr5" draw:text-style-name="P3" draw:layer="layout" svg:width="6.75cm" svg:height="0.733cm" svg:x="1cm" svg:y="58.099cm">
          <draw:text-box>
            <text:p text:style-name="P1"><text:span text:style-name="T2">José Finocchio Junior</text:span></text:p>
          </draw:text-box>
        </draw:frame>
        <draw:frame draw:style-name="gr6" draw:text-style-name="P2" draw:layer="layout" svg:width="2.542cm" svg:height="1.893cm" svg:x="1cm" svg:y="0.726cm">
          <draw:text-box>
            <text:p text:style-name="P1"><text:span text:style-name="T1">PM</text:span></text:p>
          </draw:text-box>
        </draw:frame>
        <draw:frame draw:style-name="gr7" draw:text-style-name="P2" draw:layer="layout" svg:width="5.082cm" svg:height="1.893cm" svg:x="33.896cm" svg:y="0.726cm">
          <draw:text-box>
            <text:p text:style-name="P1"><text:span text:style-name="T1">PITCH</text:span></text:p>
          </draw:text-box>
        </draw:frame>
        <draw:frame draw:style-name="gr8" draw:text-style-name="P4" draw:layer="layout" svg:width="10.492cm" svg:height="1.576cm" svg:x="6.544cm" svg:y="3.43cm">
          <draw:text-box>
            <text:p text:style-name="P1"><text:span text:style-name="T3">JUSTIFICATION</text:span></text:p>
          </draw:text-box>
        </draw:frame>
        <draw:frame draw:style-name="gr9" draw:text-style-name="P4" draw:layer="layout" svg:width="6.89cm" svg:height="1.576cm" svg:x="5.491cm" svg:y="31.445cm">
          <draw:text-box>
            <text:p text:style-name="P1"><text:span text:style-name="T3">BENEFITS</text:span></text:p>
          </draw:text-box>
        </draw:frame>
        <draw:frame draw:style-name="gr10" draw:text-style-name="P4" draw:layer="layout" svg:width="6.962cm" svg:height="1.576cm" svg:x="21.869cm" svg:y="3.43cm">
          <draw:text-box>
            <text:p text:style-name="P1"><text:span text:style-name="T3">PRODUCT</text:span></text:p>
          </draw:text-box>
        </draw:frame>
        <draw:frame draw:style-name="gr11" draw:text-style-name="P4" draw:layer="layout" svg:width="4.93cm" svg:height="1.576cm" svg:x="7.972cm" svg:y="18.907cm">
          <draw:text-box>
            <text:p text:style-name="P1"><text:span text:style-name="T3">SMART</text:span></text:p>
          </draw:text-box>
        </draw:frame>
        <draw:frame draw:style-name="gr12" draw:text-style-name="P4" draw:layer="layout" svg:width="7.834cm" svg:height="1.576cm" svg:x="6.716cm" svg:y="20.213cm">
          <draw:text-box>
            <text:p text:style-name="P1"><text:span text:style-name="T3">OBJECTIVE</text:span></text:p>
          </draw:text-box>
        </draw:frame>
        <draw:frame draw:style-name="gr13" draw:text-style-name="P4" draw:layer="layout" svg:width="10.255cm" svg:height="1.576cm" svg:x="56.338cm" svg:y="3.43cm">
          <draw:text-box>
            <text:p text:style-name="P1"><text:span text:style-name="T3">ASSUMPTIONS</text:span></text:p>
          </draw:text-box>
        </draw:frame>
        <draw:frame draw:style-name="gr14" draw:text-style-name="P4" draw:layer="layout" svg:width="4.231cm" svg:height="1.576cm" svg:x="72.509cm" svg:y="3.43cm">
          <draw:text-box>
            <text:p text:style-name="P1"><text:span text:style-name="T3">RISKS</text:span></text:p>
          </draw:text-box>
        </draw:frame>
        <draw:frame draw:style-name="gr15" draw:text-style-name="P4" draw:layer="layout" svg:width="6.5cm" svg:height="1.576cm" svg:x="70.659cm" svg:y="24.498cm">
          <draw:text-box>
            <text:p text:style-name="P1"><text:span text:style-name="T3">TIMELINE</text:span></text:p>
          </draw:text-box>
        </draw:frame>
        <draw:frame draw:style-name="gr16" draw:text-style-name="P4" draw:layer="layout" svg:width="10.573cm" svg:height="1.576cm" svg:x="50.939cm" svg:y="25.42cm">
          <draw:text-box>
            <text:p text:style-name="P1"><text:span text:style-name="T3">DELIVERABLES</text:span></text:p>
          </draw:text-box>
        </draw:frame>
        <draw:frame draw:style-name="gr17" draw:text-style-name="P4" draw:layer="layout" svg:width="3.914cm" svg:height="1.576cm" svg:x="40.171cm" svg:y="23.307cm">
          <draw:text-box>
            <text:p text:style-name="P1"><text:span text:style-name="T3">TEAM</text:span></text:p>
          </draw:text-box>
        </draw:frame>
        <draw:frame draw:style-name="gr18" draw:text-style-name="P4" draw:layer="layout" svg:width="9.154cm" svg:height="1.576cm" svg:x="37.33cm" svg:y="47.774cm">
          <draw:text-box>
            <text:p text:style-name="P1"><text:span text:style-name="T3">CONTRAINTS</text:span></text:p>
          </draw:text-box>
        </draw:frame>
        <draw:frame draw:style-name="gr19" draw:text-style-name="P4" draw:layer="layout" svg:width="4.853cm" svg:height="1.576cm" svg:x="72.175cm" svg:y="45.274cm">
          <draw:text-box>
            <text:p text:style-name="P1"><text:span text:style-name="T3">COSTS</text:span></text:p>
          </draw:text-box>
        </draw:frame>
        <draw:frame draw:style-name="gr20" draw:text-style-name="P4" draw:layer="layout" svg:width="2.741cm" svg:height="1.576cm" svg:x="43.093cm" svg:y="3.03cm">
          <draw:text-box>
            <text:p text:style-name="P1"><text:span text:style-name="T3">EXT</text:span></text:p>
          </draw:text-box>
        </draw:frame>
        <draw:frame draw:style-name="gr21" draw:text-style-name="P4" draw:layer="layout" svg:width="11.428cm" svg:height="1.576cm" svg:x="39.1cm" svg:y="4.264cm">
          <draw:text-box>
            <text:p text:style-name="P1"><text:span text:style-name="T3">STAKEHOLDERS</text:span></text:p>
          </draw:text-box>
        </draw:frame>
        <draw:frame draw:style-name="gr22" draw:text-style-name="P4" draw:layer="layout" svg:width="11.347cm" svg:height="1.576cm" svg:x="21.127cm" svg:y="18.906cm">
          <draw:text-box>
            <text:p text:style-name="P1"><text:span text:style-name="T3">REQUIREMENTS</text:span></text:p>
          </draw:text-box>
        </draw:frame>
        <draw:frame draw:style-name="gr23" draw:text-style-name="P1" draw:layer="layout" svg:width="16.1cm" svg:height="7.876cm" svg:x="1.1cm" svg:y="6.324cm">
          <draw:text-box>
            <text:p text:style-name="P1"><text:span text:style-name="T3">Search for libraries to use; </text:span></text:p>
            <text:p text:style-name="P1"><text:span text:style-name="T3">Problems with organizing private chat.</text:span></text:p>
          </draw:text-box>
        </draw:frame>
        <draw:frame draw:style-name="gr24" draw:text-style-name="P1" draw:layer="layout" svg:width="14.4cm" svg:height="14.176cm" svg:x="1.5cm" svg:y="34.724cm">
          <draw:text-box>
            <text:p text:style-name="P1"><text:span text:style-name="T3">Improve the relationship with other developers; </text:span></text:p>
            <text:p text:style-name="P1"><text:span text:style-name="T3">Improve cooperation in the group; </text:span></text:p>
            <text:p text:style-name="P1"><text:span text:style-name="T3">Self-managing compartment; Discovered new java libraries.</text:span></text:p>
          </draw:text-box>
        </draw:frame>
        <draw:frame draw:style-name="gr23" draw:text-style-name="P1" draw:layer="layout" svg:width="15.2cm" svg:height="7.876cm" svg:x="18.4cm" svg:y="6.5cm">
          <draw:text-box>
            <text:p text:style-name="P1"><text:span text:style-name="T3">It manages public messages and the graphic part is complete and functional.</text:span></text:p>
          </draw:text-box>
        </draw:frame>
        <draw:frame draw:style-name="gr25" draw:text-style-name="P1" draw:layer="layout" svg:width="15cm" svg:height="6.6cm" svg:x="34.4cm" svg:y="6.9cm">
          <draw:text-box>
            <text:p text:style-name="P1"><text:span text:style-name="T3">Consultancy on project management; </text:span></text:p>
            <text:p text:style-name="P1"><text:span text:style-name="T3">Absence of a group member.</text:span></text:p>
          </draw:text-box>
        </draw:frame>
        <draw:frame draw:style-name="gr23" draw:text-style-name="P5" draw:layer="layout" svg:width="32.6cm" svg:height="7.876cm" svg:x="34.7cm" svg:y="49.624cm">
          <draw:text-box>
            <text:p text:style-name="P1"><text:span text:style-name="T4">Internal IT staff will not support the new application;</text:span></text:p>
            <text:p text:style-name="P1"><text:span text:style-name="T4">At the end of the time available you cannot fail to commit your work;</text:span></text:p>
            <text:p text:style-name="P1"><text:span text:style-name="T4">Do not marge the code without the consent of the other group members.</text:span></text:p>
          </draw:text-box>
        </draw:frame>
        <draw:frame draw:style-name="gr25" draw:text-style-name="P1" draw:layer="layout" svg:width="14.4cm" svg:height="6.6cm" svg:x="67.7cm" svg:y="47.7cm">
          <draw:text-box>
            <text:p text:style-name="P1"><text:span text:style-name="T3">No costs were applied to this project.</text:span></text:p>
          </draw:text-box>
        </draw:frame>
        <draw:frame draw:style-name="gr26" draw:text-style-name="P1" draw:layer="layout" svg:width="16.399cm" svg:height="9.451cm" svg:x="67.6cm" svg:y="7.024cm">
          <draw:text-box>
            <text:p text:style-name="P1"><text:span text:style-name="T3">Unsatisfactory graphics;</text:span></text:p>
            <text:p text:style-name="P1"><text:span text:style-name="T3">Failure to mange private messages;</text:span></text:p>
            <text:p text:style-name="P1"><text:span text:style-name="T3">Failure to manage public messages.</text:span></text:p>
          </draw:text-box>
        </draw:frame>
        <draw:frame draw:style-name="gr27" draw:text-style-name="P1" draw:layer="layout" svg:width="15.7cm" svg:height="17.326cm" svg:x="34.4cm" svg:y="26.524cm">
          <draw:text-box>
            <text:p text:style-name="P1"><text:span text:style-name="T3">Marchi Enrico is the Team Manager and SoftwareDeveloper;</text:span></text:p>
            <text:p text:style-name="P1"><text:span text:style-name="T3">Bulai Matteo Software Developer;</text:span></text:p>
            <text:p text:style-name="P1"><text:span text:style-name="T3">Gaole Elia Graphic Designer;</text:span></text:p>
            <text:p text:style-name="P1"><text:span text:style-name="T3">Emiliani Jennifer Graphic Designer;</text:span></text:p>
            <text:p text:style-name="P1"><text:span text:style-name="T3">Grippi Giulio Graphic Designer.</text:span></text:p>
          </draw:text-box>
        </draw:frame>
        <draw:frame draw:style-name="gr27" draw:text-style-name="P1" draw:layer="layout" svg:width="16.1cm" svg:height="17.326cm" svg:x="17.7cm" svg:y="21.624cm">
          <draw:text-box>
            <text:p text:style-name="P1"><text:span text:style-name="T3">It must have graphics that are pleasing to the customer;</text:span></text:p>
            <text:p text:style-name="P1"><text:span text:style-name="T3">It must efficiently manage the exchange of packets which must comply with the initially established requirements;</text:span></text:p>
            <text:p text:style-name="P1"><text:span text:style-name="T3">Knowing how to manage private and public messages.</text:span></text:p>
          </draw:text-box>
        </draw:frame>
        <draw:frame draw:style-name="gr13" draw:text-style-name="P4" draw:layer="layout" svg:width="10.255cm" svg:height="1.576cm" svg:x="56.338cm" svg:y="3.43cm">
          <draw:text-box>
            <text:p text:style-name="P1"><text:span text:style-name="T3">ASSUMPTIONS</text:span></text:p>
          </draw:text-box>
        </draw:frame>
        <draw:frame draw:style-name="gr13" draw:text-style-name="P4" draw:layer="layout" svg:width="10.255cm" svg:height="1.576cm" svg:x="56.338cm" svg:y="3.43cm">
          <draw:text-box>
            <text:p text:style-name="P1"><text:span text:style-name="T3">ASSUMPTIONS</text:span></text:p>
          </draw:text-box>
        </draw:frame>
        <draw:frame draw:style-name="gr13" draw:text-style-name="P4" draw:layer="layout" svg:width="10.255cm" svg:height="1.576cm" svg:x="56.338cm" svg:y="3.43cm">
          <draw:text-box>
            <text:p text:style-name="P1"><text:span text:style-name="T3">ASSUMPTIONS</text:span></text:p>
          </draw:text-box>
        </draw:frame>
        <draw:frame draw:style-name="gr28" draw:text-style-name="P6" draw:layer="layout" svg:width="15.28cm" svg:height="12.276cm" svg:x="50.92cm" svg:y="6.4cm">
          <draw:text-box>
            <text:p text:style-name="P1"><text:span text:style-name="T3">The project will be </text:span></text:p>
            <text:p text:style-name="P1"><text:span text:style-name="T3">released on Friday 13, </text:span></text:p>
            <text:p text:style-name="P1"><text:span text:style-name="T3">2019;</text:span></text:p>
            <text:p text:style-name="P1"><text:span text:style-name="T3">The Team Manager will</text:span></text:p>
            <text:p text:style-name="P1"><text:span text:style-name="T3">talk to others and make </text:span></text:p>
            <text:p text:style-name="P1"><text:span text:style-name="T3">meetings with members </text:span></text:p>
            <text:p text:style-name="P1"><text:span text:style-name="T3">of his team.</text:span></text:p>
          </draw:text-box>
        </draw:frame>
        <draw:frame draw:style-name="gr29" draw:text-style-name="P6" draw:layer="layout" svg:width="17.7cm" svg:height="12.276cm" svg:x="50.9cm" svg:y="27.4cm">
          <draw:text-box>
            <text:p text:style-name="P1"><text:span text:style-name="T5">1</text:span><text:span text:style-name="T4">-Meeting of group</text:span></text:p>
            <text:p text:style-name="P1"><text:span text:style-name="T4"><text:s/></text:span><text:span text:style-name="T4">members.</text:span></text:p>
            <text:p text:style-name="P1"><text:span text:style-name="T5">2-</text:span><text:span text:style-name="T4">Implementation strategy.</text:span></text:p>
            <text:p text:style-name="P1"><text:span text:style-name="T5">3-</text:span><text:span text:style-name="T4">Test the operation of the </text:span></text:p>
            <text:p text:style-name="P1"><text:span text:style-name="T4">application.</text:span></text:p>
            <text:p text:style-name="P1"><text:span text:style-name="T5">4-</text:span><text:span text:style-name="T4">Presentation of the </text:span></text:p>
            <text:p text:style-name="P1"><text:span text:style-name="T4">application.</text:span></text:p>
          </draw:text-box>
        </draw:frame>
        <draw:frame draw:style-name="gr30" draw:text-style-name="P6" draw:layer="layout" svg:width="15.393cm" svg:height="13.465cm" svg:x="67.407cm" svg:y="27cm">
          <draw:text-box>
            <text:p text:style-name="P1"><text:span text:style-name="T5">1-</text:span><text:span text:style-name="T6">Start 31 October 2019.</text:span></text:p>
            <text:p text:style-name="P1"><text:span text:style-name="T5">2</text:span><text:span text:style-name="T4">-</text:span><text:span text:style-name="T6">Implement the registration</text:span></text:p>
            <text:p text:style-name="P1"><text:span text:style-name="T6"><text:s/></text:span><text:span text:style-name="T6">method 25 November 2019.</text:span></text:p>
            <text:p text:style-name="P1"><text:span text:style-name="T5">3-</text:span><text:span text:style-name="T6">End the Login / Logout </text:span></text:p>
            <text:p text:style-name="P1"><text:span text:style-name="T6">methods December 4, 2019.</text:span></text:p>
            <text:p text:style-name="P1"><text:span text:style-name="T5">4-</text:span><text:span text:style-name="T6">Implement the </text:span></text:p>
            <text:p text:style-name="P1"><text:span text:style-name="T6">ControlMessages class </text:span></text:p>
            <text:p text:style-name="P1"><text:span text:style-name="T6">December 6, 2019.</text:span></text:p>
            <text:p text:style-name="P1"><text:span text:style-name="T5">5-</text:span><text:span text:style-name="T6">Conclusion 12 December </text:span></text:p>
            <text:p text:style-name="P1"><text:span text:style-name="T6">2019.</text:span></text:p>
          </draw:text-box>
        </draw:frame>
        <draw:frame draw:style-name="gr31" draw:text-style-name="P7" draw:layer="layout" svg:width="16.389cm" svg:height="7.6cm" svg:x="1.4cm" svg:y="22.3cm">
          <draw:text-box>
            <text:p text:style-name="P7"><text:span text:style-name="T5">Create a chat application, </text:span></text:p>
            <text:p text:style-name="P7"><text:span text:style-name="T5">which manages the exchange</text:span></text:p>
            <text:p text:style-name="P7"><text:span text:style-name="T5">of private and public messages </text:span></text:p>
            <text:p text:style-name="P7"><text:span text:style-name="T5">through a correct exchange of</text:span></text:p>
            <text:p text:style-name="P7"><text:span text:style-name="T5">packages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IN1" svg:font-family="DIN"/>
    <style:font-face style:name="DINMedium1" svg:font-family="DINMedium"/>
    <style:font-face style:name="DIN" svg:font-family="DIN" style:font-pitch="variable"/>
    <style:font-face style:name="DINMedium" svg:font-family="DINMedium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3.999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1-02T00:27:02.803000000</dc:date>
    <meta:editing-duration>PT19M31S</meta:editing-duration>
    <meta:editing-cycles>2</meta:editing-cycles>
    <meta:generator>LibreOffice/4.3.2.2$Windows_x86 LibreOffice_project/edfb5295ba211bd31ad47d0bad0118690f76407d</meta:generator>
    <meta:document-statistic meta:object-count="64"/>
  </office:meta>
</office:document-meta>
</file>